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954cm" fo:margin-left="0cm" fo:margin-right="-0.034cm" style:page-number="auto" table:align="margins"/>
    </style:style>
    <style:style style:name="Table1.A" style:family="table-column">
      <style:table-column-properties style:column-width="2.616cm" style:rel-column-width="10744*"/>
    </style:style>
    <style:style style:name="Table1.B" style:family="table-column">
      <style:table-column-properties style:column-width="0.423cm" style:rel-column-width="1738*"/>
    </style:style>
    <style:style style:name="Table1.C" style:family="table-column">
      <style:table-column-properties style:column-width="0.533cm" style:rel-column-width="2188*"/>
    </style:style>
    <style:style style:name="Table1.D" style:family="table-column">
      <style:table-column-properties style:column-width="9.627cm" style:rel-column-width="39544*"/>
    </style:style>
    <style:style style:name="Table1.E" style:family="table-column">
      <style:table-column-properties style:column-width="2.757cm" style:rel-column-width="11321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7.408cm" fo:margin-left="8.276cm" fo:margin-right="-0.111cm" table:align="margins"/>
    </style:style>
    <style:style style:name="Table2.A" style:family="table-column">
      <style:table-column-properties style:column-width="7.408cm" style:rel-column-width="65535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6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 style:font-weight-complex="bold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font-weight-asian="bold" style:font-name-complex="Tahoma" style:font-weight-complex="bold"/>
    </style:style>
    <style:style style:name="P8" style:family="paragraph" style:parent-style-name="Normal">
      <style:paragraph-properties fo:margin-top="0cm" fo:margin-bottom="0cm" fo:line-height="100%"/>
    </style:style>
    <style:style style:name="P9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4" office:value-type="string">
            <text:p text:style-name="P9">{nama_satker}</text:p>
          </table:table-cell>
          <table:covered-table-cell/>
          <table:covered-table-cell/>
          <table:covered-table-cell/>
          <table:table-cell table:style-name="Table1.A1" office:value-type="string">
            <text:p text:style-name="P10">Pidsus-20A</text:p>
          </table:table-cell>
        </table:table-row>
        <table:table-row>
          <table:table-cell table:style-name="Table1.A1" table:number-columns-spanned="5" office:value-type="string">
            <text:p text:style-name="P2"/>
            <text:p text:style-name="P7">NOTA DINAS</text:p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Kepada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6">{kepada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>Dari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dari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>Nomor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no_surat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>Tanggal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tgl_surat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>Lampiran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{lampiran_surat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>Perihal</text:p>
          </table:table-cell>
          <table:table-cell table:style-name="Table1.A1" office:value-type="string">
            <text:p text:style-name="P2">:</text:p>
          </table:table-cell>
          <table:table-cell table:style-name="Table1.A1" table:number-columns-spanned="3" office:value-type="string">
            <text:p text:style-name="P2">Permohonan bantuan pengawalan akan dilakukan tindakan {perihal_surat}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3" office:value-type="string">
            <text:p text:style-name="P8">---------------------------------------------------------------------------------------------------------</text:p>
          </table:table-cell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10" office:value-type="string">
            <text:p text:style-name="P2"/>
          </table:table-cell>
          <table:table-cell table:style-name="Table1.A1" table:number-columns-spanned="4" office:value-type="string">
            <text:p text:style-name="P3"><text:s text:c="6"/>Sehubungan dengan akan dilakukan tindakan {perihal_surat} atas nama tersangka {isi1} berdasarkan {isi2} {isi3} Nomor: {isi4} tanggal {isi5} Tentang {isi6}, dengan ini kami mohon bantuan data memberikan tenaga petugas Keamanan Dalam untuk melakukan pengawalan yang akan dilaksanakan pada: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3">1.</text:p>
          </table:table-cell>
          <table:covered-table-cell/>
          <table:table-cell table:style-name="Table1.A1" table:number-columns-spanned="2" office:value-type="string">
            <text:p text:style-name="P3">Waktu pelaksanaan </text:p>
          </table:table-cell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2" office:value-type="string">
            <text:p text:style-name="P3">{nama_hari}, {isi7}, jam {isi8}</text:p>
          </table:table-cell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3">2.</text:p>
          </table:table-cell>
          <table:covered-table-cell/>
          <table:table-cell table:style-name="Table1.A1" table:number-columns-spanned="2" office:value-type="string">
            <text:p text:style-name="P3">Tempat pelaksanaan </text:p>
          </table:table-cell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2" office:value-type="string">
            <text:p text:style-name="P3">{isi9}</text:p>
          </table:table-cell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3">3.</text:p>
          </table:table-cell>
          <table:covered-table-cell/>
          <table:table-cell table:style-name="Table1.A1" table:number-columns-spanned="2" office:value-type="string">
            <text:p text:style-name="P3">Tersangka</text:p>
          </table:table-cell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2" office:value-type="string">
            <text:p text:style-name="P3">{isi1}</text:p>
          </table:table-cell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3">4.</text:p>
          </table:table-cell>
          <table:covered-table-cell/>
          <table:table-cell table:style-name="Table1.A1" table:number-columns-spanned="2" office:value-type="string">
            <text:p text:style-name="P3">Jaksa yang melaksanakan</text:p>
          </table:table-cell>
          <table:covered-table-cell/>
        </table:table-row>
        <table:table-row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2" office:value-type="string">
            <text:p text:style-name="P3">{isi10}{nama}/ NIP. {nip}</text:p>
          </table:table-cell>
          <table:covered-table-cell/>
        </table:table-row>
        <table:table-row>
          <table:covered-table-cell/>
          <table:table-cell table:style-name="Table1.A1" table:number-columns-spanned="4" office:value-type="string">
            <text:p text:style-name="P3"><text:s text:c="6"/>Atas bantuannya disampaikan terima kasih.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5"><text:s/>{jabatan_ttd}</text:p>
                </table:table-cell>
              </table:table-row>
              <table:table-row>
                <table:table-cell table:style-name="Table2.A1" office:value-type="string">
                  <text:p text:style-name="P5"/>
                  <text:p text:style-name="P5"/>
                  <text:p text:style-name="P5"/>
                  <text:p text:style-name="P5"/>
                </table:table-cell>
              </table:table-row>
              <table:table-row>
                <table:table-cell table:style-name="Table2.A1" office:value-type="string">
                  <text:p text:style-name="P4">{nama_ttd}</text:p>
                </table:table-cell>
              </table:table-row>
              <table:table-row>
                <table:table-cell table:style-name="Table2.A1" office:value-type="string">
                  <text:p text:style-name="P4">{pangkat_ttd}/ NIP. {nip_ttd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1">Tembusan: [!-- BEGIN tembusan --]</text:p>
            <text:p text:style-name="P2">{isiTembusan}[!-- END tembusan --]</text:p>
          </table:table-cell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7:59:00Z</meta:creation-date>
    <dc:date>2015-11-14T11:00:02.66</dc:date>
    <meta:editing-cycles>33</meta:editing-cycles>
    <meta:editing-duration>PT4H54M56S</meta:editing-duration>
    <meta:document-statistic meta:table-count="2" meta:image-count="0" meta:object-count="0" meta:page-count="1" meta:paragraph-count="41" meta:word-count="108" meta:character-count="906"/>
    <meta:template xlink:type="simple" xlink:actuate="onRequest" xlink:title="" xlink:href="Normal.dotm"/>
  </office:meta>
</office:document-meta>
</file>